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P2" style:family="paragraph" style:parent-style-name="Footer">
      <style:paragraph-properties fo:text-align="center" style:justify-single-word="false"/>
      <style:text-properties officeooo:rsid="001f164a" officeooo:paragraph-rsid="001f164a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officeooo:rsid="002b93e8" officeooo:paragraph-rsid="002b93e8"/>
    </style:style>
    <style:style style:name="P5" style:family="paragraph" style:parent-style-name="Text_20_body">
      <style:text-properties style:font-name="Times New Roman" officeooo:rsid="002849e2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0.5pt" style:font-size-complex="12pt"/>
    </style:style>
    <style:style style:name="P7" style:family="paragraph" style:parent-style-name="Heading_20_1">
      <style:text-properties style:font-name="Times New Roman"/>
    </style:style>
    <style:style style:name="P8" style:family="paragraph" style:parent-style-name="Heading_20_1">
      <style:paragraph-properties fo:break-before="page"/>
      <style:text-properties style:font-name="Times New Roman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officeooo:rsid="0025e969" style:font-weight-asian="bold" style:font-weight-complex="bold"/>
    </style:style>
    <style:style style:name="T2" style:family="text">
      <style:text-properties fo:font-size="36pt" fo:language="zxx" fo:country="none" style:font-size-asian="36pt" style:language-asian="zxx" style:country-asian="none" style:font-size-complex="36pt" style:language-complex="zxx" style:country-complex="none"/>
    </style:style>
    <style:style style:name="T3" style:family="text">
      <style:text-properties fo:font-size="36pt" fo:language="zxx" fo:country="none" officeooo:rsid="00284d4d" style:font-size-asian="36pt" style:language-asian="zxx" style:country-asian="none" style:font-size-complex="36pt" style:language-complex="zxx" style:country-complex="none"/>
    </style:style>
    <style:style style:name="T4" style:family="text">
      <style:text-properties officeooo:rsid="0025e969"/>
    </style:style>
    <style:style style:name="T5" style:family="text">
      <style:text-properties officeooo:rsid="002849e2"/>
    </style:style>
    <style:style style:name="T6" style:family="text">
      <style:text-properties officeooo:rsid="002df7b2"/>
    </style:style>
    <style:style style:name="T7" style:family="text">
      <style:text-properties officeooo:rsid="002e608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4"><text:span text:style-name="T3">T</text:span><text:span text:style-name="T2">ravelLog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span text:style-name="T1">Curso:</text:span><text:span text:style-name="T4"> 2 DAW (20/21)</text:span></text:p>
      <text:p text:style-name="P3"><text:tab/><text:tab/><text:tab/><text:tab/><text:tab/><text:tab/><text:tab/><text:tab/><text:span text:style-name="T1">Autor:</text:span><text:span text:style-name="T4"> Equipo de desarrollo TravelLog</text:span></text:p>
      <text:p text:style-name="P3"/>
      <text:p text:style-name="P3"><text:soft-page-break/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9"><text:a xlink:type="simple" xlink:href="#__RefHeading___Toc351_2719776763" text:style-name="Index_20_Link" text:visited-style-name="Index_20_Link">0 Introducción<text:tab/>3</text:a></text:p>
          <text:p text:style-name="P9"><text:a xlink:type="simple" xlink:href="#__RefHeading___Toc353_2719776763" text:style-name="Index_20_Link" text:visited-style-name="Index_20_Link">1 Requerimientos técnicos<text:tab/>4</text:a></text:p>
          <text:p text:style-name="P9"><text:a xlink:type="simple" xlink:href="#__RefHeading___Toc355_2719776763" text:style-name="Index_20_Link" text:visited-style-name="Index_20_Link">2 Descripción funcional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7" text:outline-level="1"><text:bookmark-start text:name="__RefHeading___Toc351_2719776763"/><text:span text:style-name="T5">0</text:span> <text:span text:style-name="T5">Introducción</text:span><text:bookmark-end text:name="__RefHeading___Toc351_2719776763"/></text:h>
      <text:p text:style-name="P5"><text:tab/>Descriptor de viaje.</text:p>
      <text:h text:style-name="P8" text:outline-level="1"><text:bookmark-start text:name="__RefHeading___Toc353_2719776763"/><text:span text:style-name="T6">1</text:span> <text:span text:style-name="T6">Requerimientos técnicos</text:span><text:bookmark-end text:name="__RefHeading___Toc353_2719776763"/></text:h>
      <text:h text:style-name="P8" text:outline-level="1"><text:bookmark-start text:name="__RefHeading___Toc355_2719776763"/><text:span text:style-name="T6">2</text:span> <text:span text:style-name="T6">Descripción funcional</text:span><text:bookmark-end text:name="__RefHeading___Toc355_2719776763"/></text:h>
      <text:p text:style-name="P3"/>
      <text:p text:style-name="P6"><text:tab/><text:span text:style-name="T7">Nuestra aplicación tendrá, en principio, una funcionalidad básica de registro y comentario de viajes. Los usuarios podrán dar de alta los viajes que han realizado o que desean realizar, añadien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MP2" style:family="paragraph" style:parent-style-name="Footer">
      <style:paragraph-properties fo:text-align="center" style:justify-single-word="false"/>
      <style:text-properties officeooo:rsid="001f164a" officeooo:paragraph-rsid="001f16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15"/>-<text:page-number text:select-page="current">5</text:page-number>- <text:s text:c="2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35S</meta:editing-duration>
    <meta:editing-cycles>2</meta:editing-cycles>
    <meta:generator>LibreOffice/6.0.7.3$Linux_X86_64 LibreOffice_project/00m0$Build-3</meta:generator>
    <dc:date>2009-04-16T11:32:06.210000000</dc:date>
    <meta:document-statistic meta:table-count="0" meta:image-count="0" meta:object-count="0" meta:page-count="5" meta:paragraph-count="13" meta:word-count="64" meta:character-count="476" meta:non-whitespace-character-count="369"/>
    <meta:user-defined meta:name="Asignatura">Asignatura</meta:user-defined>
    <meta:user-defined meta:name="Autor">Jesús David Gutiérrrez Delgado</meta:user-defined>
    <meta:user-defined meta:name="Info 4"/>
    <meta:user-defined meta:name="Tarea">Tarea</meta:user-defined>
  </office:meta>
</office:document-meta>
</file>